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99ff66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</office:automatic-styles>
  <office:body>
    <office:spreadsheet>
      <table:calculation-settings table:automatic-find-labels="false"/>
      <table:table table:name="Head" table:style-name="ta1">
        <table:table-column table:style-name="co1" table:default-cell-style-name="Default"/>
        <table:table-column table:style-name="co2" table:number-columns-repeated="5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pocalypse Mask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ckwards Ca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acl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dan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o Bao Headpiec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at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ery Beani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th Mas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ce Fanatic TV Hea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rstalker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rflap Beani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erce Headban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ight Cap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ight Helm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Full Face Helme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ry Mas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omniac TV Hea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angshi Ca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t Beani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itary Gas Mask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e’s Ha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orcycle Helme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ie Ca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 Crow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icer’s Ca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d Televisi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ven Mas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fety Helm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lor Ca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mbrer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rtan Helme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orts Hairband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orts Viso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aw Ha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eet Cap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Ha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Runner Ca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 o’ Shanter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 Ha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ing Headgea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lby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ba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 Hel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 Ca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estler's Mas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104852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ody" table:style-name="ta1">
        <table:table-column table:style-name="co1" table:default-cell-style-name="Default"/>
        <table:table-column table:style-name="co2" table:number-columns-repeated="5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loha Shir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y Field Jack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ker Jack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kini Top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nka-chan Costum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dy Armor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mber Jack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iness Casu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iness Seriou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iso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ual Dress Shir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ual T-Shir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etition Swimsui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wichan Sweat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p Top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im Ja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Jack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Ves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erce Gi (Top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ghter’s Hoodie (Top)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al Shir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 (Top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ggar T-Shir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ddie (Hood Up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odi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stment Ves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angshi Outfi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ng Fu Top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yered Biker Ja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 Leather Coa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 Mountain Park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-Sleeve Pol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-Sleeve T-Shir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w-Cut Hoodi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d Outfi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ain Park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nja Tuni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 Shoulder To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-Chest Shir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namental Sumo Bel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sized Shir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cho Coa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soner’s Unifor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 Sleve Blou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lted Jacke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lor Unifor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 Jacke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rine Maiden Outfi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RN Lab Coa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veless Turtlenec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dard T-Shir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it Ves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kaja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mer Jack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o Bel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o Yukat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spender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ilored Jacke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k Top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GER CHUN-LI TE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GER KIMBERLY TE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ing Wea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nch Coa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be To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-Neck Shir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ity Jacke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breaker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104850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egs" table:style-name="ta1">
        <table:table-column table:style-name="co1" table:default-cell-style-name="Default"/>
        <table:table-column table:style-name="co2" table:number-columns-repeated="5" table:default-cell-style-name="ce1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ymmetrical Skir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l-Bottom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kini Botto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yfriend Jean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o Pant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no Pant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im Jeans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erce Gi (Bottom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ghter’s Sweetpants (Bottom)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ight Pant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 calcext:value-type="string">
            <text:p>Gaucho Pant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 (Bottom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t Pant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gger Sweatpant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t Pants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ther Pant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 Skir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i Skir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 Skir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 Leggin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axed Trouser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pped Jean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 Warrior Pant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lor Skir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ouel Pant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rt Leggin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rt Shorts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redded Jean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inny Jean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ack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ght Miniskir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ght Skir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ing Pant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nderer’s Chap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 table:number-rows-repeated="104854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oes" table:style-name="ta1">
        <table:table-column table:style-name="co1" table:default-cell-style-name="Default"/>
        <table:table-column table:style-name="co2" table:number-columns-repeated="5" table:default-cell-style-name="ce1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arefoot Sandal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ketball Shoe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ch Sandal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xing Sho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c Sandal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ACTU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t Heel Pump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a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arache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ng Fu Shoe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ce Up Sho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ther Long Boot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y Jan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 Tabi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xford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ny Loafer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form Shoe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dding Boot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epskin Boot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wer Sandal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aker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el-Toe Boot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i and Zori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ing Sho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ern Boot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klepicker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 Boot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104854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ccesories" table:style-name="ta1">
        <table:table-column table:style-name="co1" table:default-cell-style-name="Default"/>
        <table:table-column table:style-name="co2" table:number-columns-repeated="5" table:default-cell-style-name="ce1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lice’s Earrin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ce’s Glass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ce’s Glov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l Wing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ymetrical Sock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ket (Carried)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Basket (Shouldered)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ton Glasse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xing Glov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 Ear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 Paw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rubic Chok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gnon Bun Cov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bat Glove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w Sock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te Choker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gling Earring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vil Wing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vilish Tail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elist’s Bang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tproof Goggle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ld Chain Necklac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dcuff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ckey Mask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estrutible Watch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tiate’s Chai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er Tub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imidating Facemas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on Bangl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lima’s Bracel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ate Glove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a’s Necklac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tsune Mas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ee High Sock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ther Eyepatch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ther Glove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se Sock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d Headpiec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’s Wristwatc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cktie X-Mas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icer’s Sunglasse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icer’s Watch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i Mask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 Knee Sock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 Knee Socks – Bordered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 Knee Socks – Leath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 Knee Socks – Striped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tsu’s Wristwatc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ng of Authority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nd Glass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urity Headse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ver Earrin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i Goggl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ull Mas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uare Glass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spicious Gas Tank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gu Mas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gh High <text:s/>Sock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gh High <text:s/>Socks – Bordered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gh High <text:s/>Socks – Gradien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gh High <text:s/>Socks – Latex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n Over Knee Sock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n Thigh High <text:s/>Sock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aser’s Sunglass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ing Glov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sted Horn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lington Glass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lington Sunglass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less Headphone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lf’s Glass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ua’s Necklac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04850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Head.A1:Head.A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Body.A1:Body.A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Legs.A2:Legs.B35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Shoes.A2:Shoes.A32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Accesories.A1:Accesories.F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0T21:32:48.833000000</meta:creation-date>
    <dc:date>2023-06-21T23:20:24.018000000</dc:date>
    <meta:editing-duration>PT48M20S</meta:editing-duration>
    <meta:editing-cycles>2</meta:editing-cycles>
    <meta:generator>LibreOffice/5.2.5.1$Windows_x86 LibreOffice_project/0312e1a284a7d50ca85a365c316c7abbf20a4d22</meta:generator>
    <meta:document-statistic meta:table-count="5" meta:cell-count="517" meta:object-count="0"/>
  </office:meta>
</office:document-meta>
</file>